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f8ff" officeooo:paragraph-rsid="0012f8ff"/>
    </style:style>
    <style:style style:name="P2" style:family="paragraph" style:parent-style-name="Standard">
      <style:text-properties officeooo:rsid="0013b213" officeooo:paragraph-rsid="0013b213"/>
    </style:style>
    <style:style style:name="P3" style:family="paragraph" style:parent-style-name="Standard">
      <style:text-properties officeooo:rsid="0013b213" officeooo:paragraph-rsid="0013bb76"/>
    </style:style>
    <style:style style:name="T1" style:family="text">
      <style:text-properties officeooo:rsid="0013b213"/>
    </style:style>
    <style:style style:name="T2" style:family="text">
      <style:text-properties officeooo:rsid="0013bb76"/>
    </style:style>
    <style:style style:name="T3" style:family="text">
      <style:text-properties officeooo:rsid="001419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 de projet :</text:p>
      <text:p text:style-name="P1"/>
      <text:p text:style-name="P1">Semaine 1 :</text:p>
      <text:p text:style-name="P1">La première semaine est très importante dans l'élaboration d'un jeu. C'est durant cette semaine que les points clefs et les objectifs du projet sont mis en place. Nous nous sommes mis au travail dès la réception du mail confirmant le choix de notre sujet : le labyrinthe. C'était notre premier vœu. Nous souhaitions beaucoup avoir ce sujet car nous pensons qu'il peut <text:span text:style-name="T3">apporter une bonne </text:span>expérience professionnelle.</text:p>
      <text:p text:style-name="P1">Lors de cette séance, nous avons mis les ordinateurs de côté pour pouvoir fixer les grands axes du développement du jeu. Sur papier, nous avons d'abord fait quelques croquis représentant l'idée que nous nous faisions de ce projet. Nous avons décidé les différents aspects du jeu comme l'interface, le gameplay et les possibilités <text:span text:style-name="T3">qu’offriront</text:span> le jeu. Une fois cette partie terminée, nous avons réfléchi à adapter nos idées en plusieurs fonctions que nous coderont. Nous avons listé les objectifs dans deux catégories : les opérations qui seront effectuées au niveau du serveur, c'est-à-dire <text:span text:style-name="T1">avec du</text:span> PHP et celles côté client, c'est-à-dire <text:span text:style-name="T1">avec du</text:span> Javascript.</text:p>
      <text:p text:style-name="P2">Après un long temps de concertation, notre concept pouvait enfin devenir réalité. Nous pouvions donc commencer à coder. Nous avons commencé à créer les fichiers principaux à partir desquels nous allons travailler : les fichiers Php et un fichier Javascript. Nous avons rapidement créé un fichier index.php qui sera notre page d'accueil. Ce fichier redirige pour l'instant l'utilisateur vers le fichier labyrinthe.php qui servira <text:span text:style-name="T3">à</text:span> afficher le labyrinthe et le reste de l'interface. Enfin, le fichier map.js s'occupera de générer la carte du labyrinthe qui aura été créée par save.php. Tous ces documents se trouvent sur un dépôt git afin que nous puissions travailler sur le projet chacun de notre côté.</text:p>
      <text:p text:style-name="P3">Ce mercredi, nous avons exclusivement travaillé ensemble pour être certains que nous étions sur la même longueur d'onde. Notre objectif de fin de séance était <text:span text:style-name="T2">de trouver un moyen simple de créer une carte, de la garder en mémoire et d'y avoir facilement accès pour la gestion des déplacements. Après un long débat, nous avons décidé de stocker les informations dans un JSON. Celui-ci satisfait toutes nos attentes. Le Php s'occupera de créer un JSON dans lequel les coordonnées de chaque objet se trouvant sur la carte seront données. Nous avons eu quelques problèmes sur l'élaboration de ce JSON qui furent réglés en fin de semaine. Ensuite, nous avons récupéré les informations du JSON dans notre fichier Javascript qui, quand à lui, affiche la grille au sein du navigateur. Enfin, nous avons fait quelques essais pour vérifier que le programme fonctionnait. Nous avons créé une carte vide avec quelques murs représentés par des cases n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8:24:05.279453341</meta:creation-date>
    <dc:date>2016-04-23T19:13:30.483139834</dc:date>
    <meta:editing-duration>PT15M53S</meta:editing-duration>
    <meta:editing-cycles>2</meta:editing-cycles>
    <meta:generator>LibreOffice/4.4.6.3$Linux_X86_64 LibreOffice_project/40m0$Build-3</meta:generator>
    <meta:document-statistic meta:table-count="0" meta:image-count="0" meta:object-count="0" meta:page-count="1" meta:paragraph-count="6" meta:word-count="444" meta:character-count="2749" meta:non-whitespace-character-count="2311"/>
  </office:meta>
</office:document-meta>
</file>